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cm" fo:margin-right="0cm" fo:margin-top="0cm" fo:margin-bottom="0cm" loext:contextual-spacing="false" fo:line-height="100%" fo:text-indent="-1cm" style:auto-text-indent="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text-properties style:font-name="Times New Roman" fo:font-size="12pt" style:font-size-asian="12pt" style:font-name-complex="Times New Roman1" style:font-size-complex="12pt"/>
    </style:style>
    <style:style style:name="P5" style:family="paragraph" style:parent-style-name="Standard">
      <style:paragraph-properties fo:margin-top="0cm" fo:margin-bottom="0cm" loext:contextual-spacing="false" fo:line-height="150%"/>
      <style:text-properties officeooo:rsid="0013bf86" officeooo:paragraph-rsid="0013bf86"/>
    </style:style>
    <style:style style:name="P6" style:family="paragraph" style:parent-style-name="Standard">
      <style:paragraph-properties fo:margin-top="0cm" fo:margin-bottom="0cm" loext:contextual-spacing="false" fo:line-height="100%"/>
      <style:text-properties officeooo:rsid="0013bf86" officeooo:paragraph-rsid="0013bf86"/>
    </style:style>
    <style:style style:name="P7" style:family="paragraph" style:parent-style-name="List_20_Paragraph">
      <style:paragraph-properties fo:margin-top="0cm" fo:margin-bottom="0cm" loext:contextual-spacing="false" fo:line-height="100%"/>
    </style:style>
    <style:style style:name="P8" style:family="paragraph" style:parent-style-name="List_20_Paragraph" style:list-style-name="WWNum5">
      <style:paragraph-properties fo:margin-top="0cm" fo:margin-bottom="0cm" loext:contextual-spacing="false" fo:line-height="100%"/>
    </style:style>
    <style:style style:name="P9" style:family="paragraph" style:parent-style-name="List_20_Paragraph">
      <style:paragraph-properties fo:margin-top="0cm" fo:margin-bottom="0cm" loext:contextual-spacing="false" fo:line-height="100%"/>
      <style:text-properties officeooo:rsid="0013bf86" officeooo:paragraph-rsid="0013bf86"/>
    </style:style>
    <style:style style:name="P10" style:family="paragraph" style:parent-style-name="No_20_Spacing">
      <style:text-properties style:font-name="Times New Roman" fo:font-size="12pt" style:font-size-asian="12pt" style:font-name-complex="Times New Roman1" style:font-size-complex="12pt"/>
    </style:style>
    <style:style style:name="P11"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12" style:family="paragraph" style:parent-style-name="No_20_Spacing">
      <style:paragraph-properties fo:text-align="justify" style:justify-single-word="false"/>
      <style:text-properties style:font-name="Times New Roman" fo:font-size="12pt" officeooo:rsid="0012776b" officeooo:paragraph-rsid="0012776b" style:font-size-asian="12pt" style:font-name-complex="Times New Roman1" style:font-size-complex="12pt"/>
    </style:style>
    <style:style style:name="P13" style:family="paragraph" style:parent-style-name="No_20_Spacing">
      <style:paragraph-properties fo:text-align="justify" style:justify-single-word="false"/>
    </style:style>
    <style:style style:name="P14" style:family="paragraph" style:parent-style-name="No_20_Spacing">
      <style:paragraph-properties fo:text-align="justify" style:justify-single-word="false"/>
      <style:text-properties officeooo:rsid="0012776b" officeooo:paragraph-rsid="0012776b"/>
    </style:style>
    <style:style style:name="P15" style:family="paragraph" style:parent-style-name="No_20_Spacing" style:master-page-name="Standard">
      <style:paragraph-properties fo:text-align="center" style:justify-single-word="false" style:page-number="auto"/>
    </style:style>
    <style:style style:name="P16" style:family="paragraph" style:parent-style-name="Heading_20_2">
      <style:paragraph-properties fo:text-align="justify" style:justify-single-word="false"/>
      <style:text-properties officeooo:rsid="0012776b" officeooo:paragraph-rsid="0012776b"/>
    </style:style>
    <style:style style:name="T1"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2"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fo:background-color="#ffff00"/>
    </style:style>
    <style:style style:name="T5" style:family="text">
      <style:text-properties style:font-name="Times New Roman" fo:font-size="12pt" officeooo:rsid="0012776b" style:font-size-asian="12pt" style:font-name-complex="Times New Roman1" style:font-size-complex="12pt"/>
    </style:style>
    <style:style style:name="T6" style:family="text">
      <style:text-properties style:font-name="Times New Roman" fo:font-size="12pt" fo:background-color="#ffffff" loext:char-shading-value="0" style:font-name-asian="Times New Roman1" style:font-size-asian="12pt" style:font-name-complex="Times New Roman1" style:font-size-complex="12pt"/>
    </style:style>
    <style:style style:name="T7" style:family="text">
      <style:text-properties style:font-name="Times New Roman" fo:font-size="12pt" officeooo:rsid="0012776b" fo:background-color="#ffffff" loext:char-shading-value="0" style:font-name-asian="Times New Roman1" style:font-size-asian="12pt" style:font-name-complex="Times New Roman1" style:font-size-complex="12pt"/>
    </style:style>
    <style:style style:name="T8" style:family="text">
      <style:text-properties style:font-name="Times New Roman" fo:font-size="12pt" fo:background-color="#ffffff" loext:char-shading-value="0" style:font-size-asian="12pt" style:font-name-complex="Times New Roman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Times New Roman" fo:font-size="12pt" fo:font-weight="bold" style:font-size-asian="12pt" style:font-weight-asian="bold" style:font-name-complex="Times New Roman1" style:font-size-complex="12pt" style:font-weight-complex="bold"/>
    </style:style>
    <style:style style:name="T12" style:family="text">
      <style:text-properties fo:color="#787b84" style:font-name="Times New Roman" fo:font-size="12pt" fo:background-color="#ffffff" loext:char-shading-value="0" style:font-size-asian="12pt" style:font-name-complex="Times New Roman1" style:font-size-complex="12pt"/>
    </style:style>
    <style:style style:name="T13"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Problem set 2</text:span></text:p>
      <text:p text:style-name="P11"/>
      <text:p text:style-name="P13"><text:span text:style-name="T3">1. What will be the transcript (i.e. RNA) of this gene (gene is highlighted in yellow)?</text:span></text:p>
      <text:p text:style-name="P13"><text:span text:style-name="T3">5’ G C T C A G C </text:span><text:span text:style-name="T4">A T G G G G G C G…………TAA</text:span><text:span text:style-name="T3"> 3’</text:span></text:p>
      <text:p text:style-name="P13"><text:span text:style-name="T3">3’ C G A G T C G T A C C C C <text:s/>C G C………... ATT 5’</text:span></text:p>
      <text:p text:style-name="P13"><text:span text:style-name="T3"/></text:p>
      <text:p text:style-name="P14"><text:span text:style-name="T3">ans : 5’AUCCCCCGC………..UAA3’</text:span></text:p>
      <text:p text:style-name="P11"/>
      <text:p text:style-name="P11"/>
      <text:p text:style-name="P11"/>
      <text:p text:style-name="P13"><text:span text:style-name="T3">2. Which of the following best describes a promoter:</text:span></text:p>
      <text:p text:style-name="P13"><text:span text:style-name="T3">(A) A specific DNA sequence from where transcription starts</text:span></text:p>
      <text:p text:style-name="P13"><text:span text:style-name="T3">(B) A specific DNA sequence that promotes termination of transcription</text:span></text:p>
      <text:p text:style-name="P13"><text:span text:style-name="T3">(C) A specific DNA sequence to which RNA polymerase binds</text:span></text:p>
      <text:p text:style-name="P13"><text:span text:style-name="T3">(D) An extracellular inducer that controls genes expression</text:span></text:p>
      <text:p text:style-name="P13"><text:span text:style-name="T3"/></text:p>
      <text:p text:style-name="P14"><text:span text:style-name="T3">C</text:span></text:p>
      <text:p text:style-name="P14"><text:span text:style-name="T3"/></text:p>
      <text:p text:style-name="P14"><text:span text:style-name="T3">============================================================================</text:span></text:p>
      <text:p text:style-name="P16"><text:span text:style-name="T3">Types of RNA Polymerases</text:span></text:p>
      <text:p text:style-name="Text_20_body">Promoters control the binding of RNA polymerase to DNA to initiate the transcription of genes. There are three types of RNA polymerases that all transcribe different genes.</text:p>
      <text:p text:style-name="Text_20_body"><text:span text:style-name="T13">RNA polymerase I</text:span> transcribes genes encoding ribosomal RNA (rRNA) which is a main component of a cell’s ribosome structure. Ribosomes are the site of protein syntehsis where mRNA is translated into a protein.</text:p>
      <text:p text:style-name="Text_20_body"><text:span text:style-name="T13">RNA polymerase II</text:span> transcribes messenger RNA (mRNA) which is the RNA responsible for providing a stable template for the translation of a protein.</text:p>
      <text:p text:style-name="Text_20_body"><text:span text:style-name="T13">RNA polymerase III</text:span> transcribes genes encoding transfer RNAs (tRNA), the adaptor molecules that are responsible for bringing amino acids to the ribosome when proteins are being synthesized. RNA Polymerase III also transcribes small RNAs, such as shRNAs and gRNAs.</text:p>
      <text:p text:style-name="P14"><text:span text:style-name="T3">=============================================================================</text:span></text:p>
      <text:p text:style-name="P11"/>
      <text:p text:style-name="P11"/>
      <text:p text:style-name="P13"><text:span text:style-name="T3">3. State TRUE OR FALSE for the following statements:</text:span></text:p>
      <text:p text:style-name="P13"><text:span text:style-name="T3">(A) Poly-A tailing is a template independent synthesis <text:s/></text:span><text:span text:style-name="T5">TRUE</text:span></text:p>
      <text:p text:style-name="P13"><text:span text:style-name="T3">(B) 3’ end of nascent eukaryotic mRNA acquires a poly A tail <text:s/></text:span><text:span text:style-name="T5">TRUE</text:span></text:p>
      <text:p text:style-name="P13"><text:span text:style-name="T3">(C) Splicing removes introns from eukaryotic transcripts </text:span><text:span text:style-name="T5">TRUE</text:span></text:p>
      <text:p text:style-name="P13"><text:span text:style-name="T3">(D) Transcription and translation occurs in same cellular compartment in prokaryotes but not in eukaryotes </text:span><text:span text:style-name="T5">TRUE</text:span></text:p>
      <text:p text:style-name="P11"/>
      <text:p text:style-name="P11"/>
      <text:p text:style-name="P13"><text:span text:style-name="T6">4. During transcription, RNA polymerase reads the template DNA strand in:</text:span></text:p>
      <text:p text:style-name="P13"><text:span text:style-name="T6">(A) 3’to 5’ direction<text:tab/><text:tab/><text:tab/><text:tab/>(B) 5’to 3’ direction</text:span></text:p>
      <text:p text:style-name="P13"><text:span text:style-name="T6">(C) In both directions<text:tab/><text:tab/><text:tab/><text:tab/>(D) Does not require a DNA template</text:span></text:p>
      <text:p text:style-name="P13"><text:span text:style-name="T6"/></text:p>
      <text:p text:style-name="P14"><text:span text:style-name="T6">ans : A</text:span></text:p>
      <text:p text:style-name="P11"/>
      <text:p text:style-name="P11"/>
      <text:p text:style-name="P1"><text:soft-page-break/><text:span text:style-name="T3">5. A genetic analysis of an unknown infectious agent reveals that it contains only nucleotides G, A, U and C, in the proportion 30 %, 35 %, 15 % and 20 %, respectively. Based on this information, this infectious agent is most likely </text:span></text:p>
      <text:p text:style-name="P1"><text:span text:style-name="T3">(A)<text:tab/>Double-stranded DNA virus <text:tab/><text:tab/>(B)<text:tab/>Single-stranded DNA virus</text:span></text:p>
      <text:p text:style-name="P1"><text:span text:style-name="T3">(C)<text:tab/>Single-stranded RNA virus<text:tab/><text:tab/>(D)<text:tab/>Not enough information is provided</text:span></text:p>
      <text:p text:style-name="P11"/>
      <text:p text:style-name="P12">ans : C</text:p>
      <text:p text:style-name="P11"/>
      <text:p text:style-name="P13"><text:span text:style-name="T3">6. The lac operon is turned ON</text:span></text:p>
      <text:p text:style-name="P13"><text:span text:style-name="T3">(A) In the presence of lactose<text:tab/><text:tab/><text:tab/><text:tab/><text:tab/>(B) In the presence of glucose</text:span></text:p>
      <text:p text:style-name="P13"><text:span text:style-name="T3">(C) In the presence of lactose and presence of glucose<text:tab/><text:tab/>(D) In the presence of lactose and absence of glucose</text:span></text:p>
      <text:p text:style-name="P13"><text:span text:style-name="T3"/></text:p>
      <text:p text:style-name="P14"><text:span text:style-name="T3">ans : D</text:span></text:p>
      <text:p text:style-name="P11"/>
      <text:p text:style-name="P10"/>
      <text:p text:style-name="No_20_Spacing"><text:span text:style-name="apple-converted-space"><text:span text:style-name="T8">7</text:span></text:span><text:span text:style-name="T3">. In lac operon, if you remove the lac operator (the repressor binding site) what will be the effect on the metabolic state of the bacteria?</text:span></text:p>
      <text:p text:style-name="P13"><text:span text:style-name="T3">(A) Lactose metabolizing enzymes will be produced irrespective of the presence or absence of lactose</text:span></text:p>
      <text:p text:style-name="P13"><text:span text:style-name="T3">(B) Glucose metabolism will be hampered</text:span></text:p>
      <text:p text:style-name="P13"><text:span text:style-name="T3">(C) Lactose will never be metabolized because the enzymes will never be synthesized</text:span></text:p>
      <text:p text:style-name="P13"><text:span text:style-name="T3">(D) RNA Polymerase will not be able to bind the promoter</text:span></text:p>
      <text:p text:style-name="P11"/>
      <text:p text:style-name="P12">ans : A</text:p>
      <text:p text:style-name="P11"/>
      <text:p text:style-name="P2"><text:span text:style-name="T3">8. The rate of p</text:span><text:span text:style-name="T9">rotein synthesis in E. coli is limited by the rate of mRNA synthesis. If mRNA synthesis occurs at the rate of 51 nucleotides/sec, then the rate of protein synthesis occurs at _____ amino acids/sec:</text:span></text:p>
      <text:p text:style-name="P2"><text:span text:style-name="T9">(A) 12<text:tab/><text:tab/><text:tab/>(B) 17<text:tab/><text:tab/><text:tab/>(C) 25<text:tab/><text:tab/><text:tab/>(D) 51</text:span></text:p>
      <text:p text:style-name="P5"><text:span text:style-name="T9">ans : B</text:span></text:p>
      <text:p text:style-name="P5"><text:span text:style-name="T9"/></text:p>
      <text:p text:style-name="P3"><text:span text:style-name="T3">9. In classic Sanger DNA sequencing technique, four types of ddNTPs are used along with the normal dNTPs. Which of the following is the correct combination?</text:span></text:p>
      <text:p text:style-name="P3"><text:span text:style-name="T3">(A) All four ddNTPs and four dNTPs in same reaction tube</text:span></text:p>
      <text:p text:style-name="P3"><text:span text:style-name="T3">(B) Each tube with one type of ddNTP and one type of dNTP (e.g., ddATP + dATP in tube 1, ddGTP + dGTP in tube 2 and so on)</text:span></text:p>
      <text:p text:style-name="P3"><text:span text:style-name="T3">(C) Each tube will have one type of dNTP and all four types of ddNTP</text:span></text:p>
      <text:p text:style-name="P3"><text:span text:style-name="T3">(D) Each tube will have one type of ddNTP and all four types of dNTP</text:span></text:p>
      <text:p text:style-name="P3"><text:span text:style-name="T3"/></text:p>
      <text:p text:style-name="P6"><text:span text:style-name="T3">ans : D</text:span></text:p>
      <text:p text:style-name="P11"/>
      <text:p text:style-name="P11"><text:bookmark text:name="_GoBack"/></text:p>
      <text:p text:style-name="P3"><text:span text:style-name="T3">10. Estimate the length of the protein coded by the following DNA sequence. Start and stop codons are in bold letters; introns are underlined.</text:span></text:p>
      <text:p text:style-name="P3"><text:span text:style-name="T3">5’ GCACAT</text:span><text:span text:style-name="T10">ATG</text:span><text:span text:style-name="T3">GCGATACGAAGG</text:span><text:span text:style-name="T2">GGACGCGGT</text:span><text:span text:style-name="T3">TGAGGCCGTTGTGTT</text:span><text:span text:style-name="T10">TAA</text:span><text:span text:style-name="T3">GGTTGT 3’</text:span></text:p>
      <text:p text:style-name="P4"/>
      <text:list xml:id="list2173234951038724813" text:style-name="WWNum5">
        <text:list-item>
          <text:p text:style-name="P8"><text:span text:style-name="T3">10 <text:tab/><text:tab/><text:tab/>(B) 11<text:tab/><text:tab/> <text:tab/>(C) 13<text:tab/><text:tab/><text:tab/>(D) 9</text:span></text:p>
        </text:list-item>
      </text:list>
      <text:p text:style-name="P7"><text:span text:style-name="T3"/></text:p>
      <text:p text:style-name="P9"><text:span text:style-name="T3">mRNA: <text:s/>5’ GCACAU</text:span><text:span text:style-name="T10">AUG</text:span><text:span text:style-name="T3">GCGAUACGAAGG</text:span><text:span text:style-name="T2">GGACGCGGUU</text:span><text:span text:style-name="T3">GAGGCCGUUGUGUUU</text:span><text:span text:style-name="T10">AA</text:span><text:span text:style-name="T3">GGUUGU 3’</text:span></text:p>
      <text:p text:style-name="P9"><text:span text:style-name="T3">after removing introns :</text:span></text:p>
      <text:p text:style-name="P9"><text:span text:style-name="T3">5’ GCACAU</text:span><text:span text:style-name="T10">AUG</text:span><text:span text:style-name="T3">GCGAUACGAAGGGAGGCCGUUGUGUU</text:span><text:span text:style-name="T11">U</text:span><text:span text:style-name="T10">AA</text:span><text:span text:style-name="T3">GGUUGU 3’</text:span></text:p>
      <text:p text:style-name="P9"><text:soft-page-break/><text:span text:style-name="T3">ans :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ing_20_2" style:display-name="Heading 2" style:family="paragraph" style:parent-style-name="Heading" style:class="text"/>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cqscol2a" style:family="text" style:parent-style-name="Default_20_Paragraph_20_Font"/>
    <style:style style:name="mcqscol1a" style:family="text" style:parent-style-name="Default_20_Paragraph_20_Font"/>
    <style:style style:name="apple-converted-spac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0.762cm" fo:margin-left="1.27cm" fo:margin-right="1.27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Samanta</meta:initial-creator>
    <meta:editing-cycles>9</meta:editing-cycles>
    <meta:creation-date>2020-09-23T11:03:00</meta:creation-date>
    <dc:date>2021-02-16T19:49:35.107606494</dc:date>
    <meta:editing-duration>PT1H20M1S</meta:editing-duration>
    <meta:generator>LibreOffice/5.1.6.2$Linux_X86_64 LibreOffice_project/10m0$Build-2</meta:generator>
    <meta:document-statistic meta:table-count="0" meta:image-count="0" meta:object-count="0" meta:page-count="3" meta:paragraph-count="57" meta:word-count="699" meta:character-count="4137" meta:non-whitespace-character-count="346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